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style:font-size-asian="24pt" style:font-size-complex="24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style:text-underline-style="none" style:font-size-asian="12pt" style:font-size-complex="12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rueConf</text:span></text:p>
      <text:list xml:id="list1668099831976711801" text:style-name="L1">
        <text:list-item>
          <text:p text:style-name="P2">conference management simplified -</text:p>
        </text:list-item>
      </text:list>
      <text:p text:style-name="P1"/>
      <text:p text:style-name="P4"/>
      <text:p text:style-name="P4"><text:tab/><text:tab/><text:span text:style-name="T10">Table of Content:</text:span></text:p>
      <text:p text:style-name="P4"><text:tab/><text:tab/><text:span text:style-name="T2">Application Domain</text:span>;</text:p>
      <text:p text:style-name="P4"><text:tab/><text:tab/>market analysis</text:p>
      <text:p text:style-name="P4"><text:tab/><text:tab/>mapping real-life issues to code</text:p>
      <text:p text:style-name="P4"><text:tab/><text:tab/>problem domain analysis</text:p>
      <text:p text:style-name="P4"><text:tab/><text:tab/>class diagrams</text:p>
      <text:p text:style-name="P4"><text:tab/><text:tab/><text:span text:style-name="T2">Approaching the Goal</text:span>;</text:p>
      <text:p text:style-name="P4"><text:tab/><text:tab/>filling a need</text:p>
      <text:p text:style-name="P4"><text:tab/><text:tab/>design around functionalities, needs</text:p>
      <text:p text:style-name="P4"><text:tab/><text:tab/><text:span text:style-name="T2">Architecture</text:span>:</text:p>
      <text:p text:style-name="P4"><text:tab/><text:tab/>implementation model – systems and subsystems</text:p>
      <text:p text:style-name="P4"><text:tab/><text:tab/>architectural model</text:p>
      <text:p text:style-name="P4"><text:tab/><text:tab/>technologies used </text:p>
      <text:p text:style-name="P4"><text:tab/><text:tab/>development stages</text:p>
      <text:p text:style-name="P4"><text:tab/><text:tab/></text:p>
      <text:p text:style-name="P7"><text:span text:style-name="T14"/></text:p>
      <text:p text:style-name="P4"><text:span text:style-name="T15"><text:tab/></text:span><text:span text:style-name="T14">Introduction:</text:span></text:p>
      <text:p text:style-name="P4"><text:tab/><text:tab/></text:p>
      <text:p text:style-name="P4"><text:tab/>In our modern era and specifically in the domain of scientific research, meetings and events of <text:s/>important nature require <text:span text:style-name="T2">high amounts of planning and organizational work</text:span>. This can be done in many ways, with the help of on-line social platforms or via e-mail. But this is not enough, as on-line social platforms don't offer <text:span text:style-name="T8">specialized solutions</text:span><text:span text:style-name="T12"> and e-mail is just not enough. This is where </text:span><text:span text:style-name="T9">TrueConf</text:span><text:span text:style-name="T13">, our conference management service fills the bill. A free and fast website capable of handling </text:span><text:span text:style-name="T11">event planning</text:span><text:span text:style-name="T13"> complete with </text:span><text:span text:style-name="T11">e-mail integration</text:span><text:span text:style-name="T13">, </text:span><text:span text:style-name="T11">attendance &amp; reviewing management</text:span><text:span text:style-name="T13">. </text:span></text:p>
      <text:p text:style-name="P4"><text:span text:style-name="T13"><text:tab/></text:span></text:p>
      <text:p text:style-name="P5"><text:span text:style-name="T13"><text:tab/></text:span><text:span text:style-name="T17">Why TrueConf?</text:span></text:p>
      <text:p text:style-name="Standard"><text:span text:style-name="T16"><text:tab/></text:span><text:span text:style-name="T3">Managing conferences, as a chair is not an easy task! Announcing reviewers for new papers, keeping all attenders in touch with the event and other domain specific tasks are a hassle to deal with. Solutions to this problem usually involve stand-alone applications or clunky alternatives. Although our system relies on a more complex back-end service, our users need to worry only about </text:span><text:span text:style-name="T6">connecting to a website</text:span><text:span text:style-name="T3"> </text:span><text:span text:style-name="T6">and registering an account!</text:span><text:span text:style-name="T3"> This simplifies </text:span><text:span text:style-name="T4">your task</text:span><text:span text:style-name="T5"> to only creating an event and assigning a reviewing board! The rest is dealt with by our system, which will be further detailed bellow under the </text:span><text:span text:style-name="T7">System Architecture</text:span><text:span text:style-name="T5">.</text:span></text:p>
      <text:p text:style-name="Standard"><text:span text:style-name="T5"/></text:p>
      <text:p text:style-name="Standard"><text:span text:style-name="T5"/></text:p>
      <text:p text:style-name="P5"><text:span text:style-name="T5"><text:tab/></text:span><text:span text:style-name="T17">Conference Domain</text:span></text:p>
      <text:p text:style-name="P4"><text:span text:style-name="T13"><text:tab/></text:span></text:p>
      <text:p text:style-name="P4"><text:span text:style-name="T13"><text:tab/>Building software for conference attenders and managers, we had to look at real life cases and model our domain classes accordingly. For the sake of usefulness and &lt;not making things hard for the user&gt;, our domain model consists of &lt;these cool classes&gt;. These are some of our mappings, with some reasoning behind </text:span><text:span text:style-name="T11">why</text:span><text:span text:style-name="T13"> we chose them.</text:span></text:p>
      <text:p text:style-name="P4"><text:span text:style-name="T13"/></text:p>
      <text:p text:style-name="P4"><text:span text:style-name="T13"><text:tab/>Users - <text:s/>reason</text:span></text:p>
      <text:p text:style-name="P4"><text:span text:style-name="T13"><text:tab/>Conferences - reason</text:span></text:p>
      <text:p text:style-name="P4"><text:span text:style-name="T13"><text:s/><text:tab/>Papers - reason</text:span></text:p>
      <text:p text:style-name="P4"><text:span text:style-name="T13"><text:tab/>Abstracts - <text:s/>reason</text:span></text:p>
      <text:p text:style-name="P4"><text:span text:style-name="T13"><text:tab/></text:span></text:p>
      <text:p text:style-name="Standard"><text:span text:style-name="T3"><text:tab/></text:span></text:p>
      <text:p text:style-name="P6"><text:tab/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gician Michael</meta:initial-creator>
    <meta:creation-date>2017-06-08T16:39:45.92</meta:creation-date>
    <meta:document-statistic meta:table-count="0" meta:image-count="0" meta:object-count="0" meta:page-count="3" meta:paragraph-count="35" meta:word-count="312" meta:character-count="2048"/>
    <dc:date>2017-06-08T18:27:42.99</dc:date>
    <dc:creator>Magician Michael</dc:creator>
    <meta:editing-duration>PT14M15S</meta:editing-duration>
    <meta:editing-cycles>1</meta:editing-cycles>
    <meta:generator>OpenOffice/4.1.3$Win32 OpenOffice.org_project/413m1$Build-9783</meta:generator>
  </office:meta>
</office:document-meta>
</file>